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86" style:parent-style-name="Graphics">
      <style:graphic-properties draw:fill="none" fo:clip="rect(0in, 0in, 0in, 0in)" draw:stroke="none"/>
    </style:style>
    <style:style style:family="graphic" style:name="a391" style:parent-style-name="Graphics">
      <style:graphic-properties draw:fill="none" fo:clip="rect(0in, 0in, 0in, 0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7" style:parent-style-name="Graphics">
      <style:graphic-properties draw:fill="none" fo:clip="rect(0in, 0in, 0in, 0in)" draw:stroke="none"/>
    </style:style>
    <style:style style:family="graphic" style:name="a381" style:parent-style-name="Graphics">
      <style:graphic-properties draw:fill="none" fo:clip="rect(0in, 0in, 0in, 0in)" draw:stroke="none"/>
    </style:style>
    <style:style style:family="graphic" style:name="a388" style:parent-style-name="Graphics">
      <style:graphic-properties draw:fill="none" fo:clip="rect(0in, 0in, 0in, 0in)" draw:stroke="none"/>
    </style:style>
    <style:style style:family="graphic" style:name="a382" style:parent-style-name="Graphics">
      <style:graphic-properties draw:fill="none" fo:clip="rect(0in, 0in, 0in, 0in)" draw:stroke="none"/>
    </style:style>
    <style:style style:family="graphic" style:name="a389" style:parent-style-name="Graphics">
      <style:graphic-properties draw:fill="none" fo:clip="rect(0in, 0in, 0in, 0in)" draw:stroke="none"/>
    </style:style>
    <style:style style:family="graphic" style:name="a383" style:parent-style-name="Graphics">
      <style:graphic-properties draw:fill="none" fo:clip="rect(0in, 0in, 0in, 0in)" draw:stroke="none"/>
    </style:style>
    <style:style style:family="graphic" style:name="a384" style:parent-style-name="Graphics">
      <style:graphic-properties draw:fill="none" fo:clip="rect(0in, 0in, 0in, 0in)" draw:stroke="none"/>
    </style:style>
    <style:style style:family="graphic" style:name="a385" style:parent-style-name="Graphics">
      <style:graphic-properties draw:fill="none" fo:clip="rect(0in, 0in, 0in, 0in)" draw:stroke="none"/>
    </style:style>
    <style:style style:family="graphic" style:name="a390" style:parent-style-name="Graphics">
      <style:graphic-properties draw:fill="none" fo:clip="rect(0in, 0in, 0in, 0in)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2" svg:x="0.47482in" svg:y="6.82014in" svg:width="1.13909in" svg:height="0.51259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Picture 4" svg:x="1.76739in" svg:y="6.96786in" svg:width="0.72182in" svg:height="0.43142in" style:rel-width="scale" style:rel-height="scale">
          <draw:image xlink:href="media/image2.png" xlink:type="simple" xlink:show="embed" xlink:actuate="onLoad"/>
          <svg:title/>
          <svg:desc>aws" Icon - Download for free – Iconduck</svg:desc>
        </draw:frame>
        <draw:frame draw:id="id65" draw:style-name="a383" draw:name="Picture 6" svg:x="2.91625in" svg:y="6.926in" svg:width="1.00701in" svg:height="0.40674in" style:rel-width="scale" style:rel-height="scale">
          <draw:image xlink:href="media/image3.png" xlink:type="simple" xlink:show="embed" xlink:actuate="onLoad"/>
          <svg:title/>
          <svg:desc/>
        </draw:frame>
        <draw:frame draw:id="id66" draw:style-name="a384" draw:name="Picture 8" svg:x="4.16067in" svg:y="6.69994in" svg:width="0.753in" svg:height="0.753in" style:rel-width="scale" style:rel-height="scale">
          <draw:image xlink:href="media/image4.png" xlink:type="simple" xlink:show="embed" xlink:actuate="onLoad"/>
          <svg:title/>
          <svg:desc>Free Microsoft Dot Net Logo Icon - Download in Flat Style</svg:desc>
        </draw:frame>
        <draw:frame draw:id="id67" draw:style-name="a385" draw:name="Picture 10" svg:x="5.02896in" svg:y="6.66287in" svg:width="0.72182in" svg:height="0.81142in" style:rel-width="scale" style:rel-height="scale">
          <draw:image xlink:href="media/image5.png" xlink:type="simple" xlink:show="embed" xlink:actuate="onLoad"/>
          <svg:title/>
          <svg:desc>C Sharp (C#) " Icon - Download for free – Iconduck</svg:desc>
        </draw:frame>
        <draw:frame draw:id="id68" draw:style-name="a386" draw:name="Picture 12" svg:x="6.06475in" svg:y="6.84355in" svg:width="1.92806in" svg:height="0.57164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87" draw:name="Picture 14" svg:x="8.18446in" svg:y="6.70728in" svg:width="0.77957in" svg:height="0.77957in" style:rel-width="scale" style:rel-height="scale">
          <draw:image xlink:href="media/image7.png" xlink:type="simple" xlink:show="embed" xlink:actuate="onLoad"/>
          <svg:title/>
          <svg:desc>NuGet Gallery | aforge.net</svg:desc>
        </draw:frame>
        <draw:frame draw:id="id70" draw:style-name="a388" draw:name="Picture 18" svg:x="9.19904in" svg:y="6.65767in" svg:width="0.77957in" svg:height="0.81662in" style:rel-width="scale" style:rel-height="scale">
          <draw:image xlink:href="media/image8.png" xlink:type="simple" xlink:show="embed" xlink:actuate="onLoad"/>
          <svg:title/>
          <svg:desc>SQL Database (SQL Azure)" Icon - Download for free – Iconduck</svg:desc>
        </draw:frame>
        <draw:frame draw:id="id71" draw:style-name="a389" draw:name="Picture 20" svg:x="10.13306in" svg:y="6.76755in" svg:width="0.58685in" svg:height="0.67986in" style:rel-width="scale" style:rel-height="scale">
          <draw:image xlink:href="media/image9.png" xlink:type="simple" xlink:show="embed" xlink:actuate="onLoad"/>
          <svg:title/>
          <svg:desc/>
        </draw:frame>
        <draw:frame draw:id="id72" draw:style-name="a390" draw:name="Picture 22" svg:x="10.87435in" svg:y="6.64628in" svg:width="1.39876in" svg:height="0.753in" style:rel-width="scale" style:rel-height="scale">
          <draw:image xlink:href="media/image10.png" xlink:type="simple" xlink:show="embed" xlink:actuate="onLoad"/>
          <svg:title/>
          <svg:desc>scikit-learn - Wikipedia</svg:desc>
        </draw:frame>
        <draw:frame draw:id="id73" draw:style-name="a391" draw:name="Picture 24" svg:x="12.36926in" svg:y="6.65767in" svg:width="0.81142in" svg:height="0.81142in" style:rel-width="scale" style:rel-height="scale">
          <draw:image xlink:href="media/image11.png" xlink:type="simple" xlink:show="embed" xlink:actuate="onLoad"/>
          <svg:title/>
          <svg:desc>NuGet Gallery | MetroFramework.RunTime 1.2.0.3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(s) Alexander J Williams 1</meta:initial-creator>
    <dc:creator>(s) Alexander J Williams 1</dc:creator>
    <meta:creation-date>2024-03-18T10:15:28Z</meta:creation-date>
    <dc:date>2024-03-18T14:35:14Z</dc:date>
    <meta:editing-cycles>1</meta:editing-cycles>
    <meta:editing-duration>PT15586S</meta:editing-duration>
    <meta:document-statistic meta:paragraph-count="0" meta:word-count="0"/>
  </office:meta>
</office:document-meta>
</file>